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99239" officeooo:paragraph-rsid="001f3797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78af" officeooo:paragraph-rsid="000878af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4692" officeooo:paragraph-rsid="0012231d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1f63e8"/>
    </style:style>
    <style:style style:name="P15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officeooo:paragraph-rsid="000878af"/>
    </style:style>
    <style:style style:name="T1" style:family="text">
      <style:text-properties officeooo:rsid="000721ce"/>
    </style:style>
    <style:style style:name="T2" style:family="text">
      <style:text-properties officeooo:rsid="0019f72f"/>
    </style:style>
    <style:style style:name="T3" style:family="text">
      <style:text-properties officeooo:rsid="000ceb0c"/>
    </style:style>
    <style:style style:name="T4" style:family="text">
      <style:text-properties officeooo:rsid="000e0ae6"/>
    </style:style>
    <style:style style:name="T5" style:family="text">
      <style:text-properties officeooo:rsid="00138035"/>
    </style:style>
    <style:style style:name="T6" style:family="text">
      <style:text-properties officeooo:rsid="0015cb15"/>
    </style:style>
    <style:style style:name="T7" style:family="text">
      <style:text-properties officeooo:rsid="0017186d"/>
    </style:style>
    <style:style style:name="T8" style:family="text">
      <style:text-properties officeooo:rsid="001a397c"/>
    </style:style>
    <style:style style:name="T9" style:family="text">
      <style:text-properties officeooo:rsid="001f3797"/>
    </style:style>
    <style:style style:name="T10" style:family="text">
      <style:text-properties officeooo:rsid="00238f6a"/>
    </style:style>
    <style:style style:name="T11" style:family="text">
      <style:text-properties officeooo:rsid="0026e759"/>
    </style:style>
    <style:style style:name="T12" style:family="text">
      <style:text-properties officeooo:rsid="00273da9"/>
    </style:style>
    <style:style style:name="T13" style:family="text">
      <style:text-properties fo:font-size="12pt" fo:language="en" fo:country="US" fo:font-weight="normal" officeooo:rsid="0019f72f" style:font-size-asian="12pt" style:language-asian="zh" style:country-asian="CN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0721ce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officeooo:rsid="000878af" style:font-size-asian="12pt" style:language-asian="zh" style:country-asian="CN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0e0ae6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28MB,<text:span text:style-name="T8">3</text:span>S,<text:span text:style-name="T1">sum2</text:span>.xxx</text:p>
      <text:p text:style-name="P2"><text:bookmark text:name="OLE_LINK5"/><text:bookmark text:name="OLE_LINK1"/>某不科学的超数列求和<text:span text:style-name="T3">2</text:span></text:p>
      <text:p text:style-name="P6"><text:bookmark text:name="_GoBack"/>问题描述</text:p>
      <text:p text:style-name="P14"><text:span text:style-name="T13">（2019石家庄零模）</text:span><text:span text:style-name="T14">请输出</text:span><text:span text:style-name="T14"><draw:frame draw:style-name="fr1" draw:name="对象2" text:anchor-type="as-char" svg:y="-0.75cm" svg:width="6.874cm" svg:height="1.214cm" draw:z-index="0"><draw:object xlink:href="./Object 2" xlink:type="simple" xlink:show="embed" xlink:actuate="onLoad"/><draw:image xlink:href="./ObjectReplacements/Object 2" xlink:type="simple" xlink:show="embed" xlink:actuate="onLoad"/><svg:desc>公式</svg:desc></draw:frame></text:span><text:span text:style-name="T14">。</text:span><text:bookmark text:name="OLE_LINK2"/></text:p>
      <text:p text:style-name="P6">输入描述</text:p>
      <text:p text:style-name="P8">第一行<text:span text:style-name="T6">三</text:span>个整数<text:span text:style-name="T6">n,</text:span>m,<text:span text:style-name="T4">k</text:span>。</text:p>
      <text:p text:style-name="P15"><text:span text:style-name="T15">接下来</text:span><text:span text:style-name="T16">一行k+1个用空格隔开的整数ai</text:span><text:bookmark text:name="OLE_LINK4"/></text:p>
      <text:p text:style-name="P7"/>
      <text:p text:style-name="P6">输出描述</text:p>
      <text:p text:style-name="P9">1行1个整数表示答案<text:span text:style-name="T9">。</text:span></text:p>
      <text:p text:style-name="P10"><text:bookmark text:name="OLE_LINK6"/></text:p>
      <text:p text:style-name="P6">样例输入</text:p>
      <text:p text:style-name="P4"/>
      <text:p text:style-name="P13"/>
      <text:p text:style-name="P6">样例输出</text:p>
      <text:p text:style-name="P3"/>
      <text:p text:style-name="P1"><text:bookmark text:name="OLE_LINK9"/></text:p>
      <text:p text:style-name="P6">数据范围及提示</text:p>
      <text:p text:style-name="P5">1 &lt;= <text:span text:style-name="T7">n, <text:s/></text:span>a<text:span text:style-name="T5">i</text:span> &lt;= <text:span text:style-name="T11">2</text:span>e9; <text:span text:style-name="T10">1 &lt;= m &lt;= 1e7; </text:span><text:s/><text:span text:style-name="T12">0 &lt;= k &lt;= 3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8-24T11:10:50.321980981</dc:date>
    <meta:editing-cycles>34</meta:editing-cycles>
    <meta:editing-duration>PT3H7M23S</meta:editing-duration>
    <meta:generator>LibreOffice/6.2.4.2$Linux_X86_64 LibreOffice_project/2412653d852ce75f65fbfa83fb7e7b669a126d64</meta:generator>
    <meta:document-statistic meta:table-count="0" meta:image-count="0" meta:object-count="1" meta:page-count="1" meta:paragraph-count="13" meta:word-count="103" meta:character-count="163" meta:non-whitespace-character-count="146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row>
          <munderover>
            <mo stretchy="false">∑</mo>
            <mrow>
              <mi>i</mi>
              <mo stretchy="false">=</mo>
              <mn>0</mn>
            </mrow>
            <mi>k</mi>
          </munderover>
          <msub>
            <mi>a</mi>
            <mi>i</mi>
          </msub>
        </mrow>
      </mrow>
      <msup>
        <msub>
          <mi>x</mi>
          <mi>m</mi>
        </msub>
        <mi>i</mi>
      </msup>
      <mi mathvariant="italic">mod</mi>
      <mn>2147483647</mn>
    </mrow>
    <annotation encoding="StarMath 5.0">sum from{ x_1=1 } to { n } sum from { x_2=1 } to { x_1 }...sum from{ x_m=1 } to { x_{m-1} } sum from { i = 0 } to { k } a_i {x_m}^i mod 2147483647
 </annotation>
  </semantics>
</math>
</file>